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bold" officeooo:rsid="00133c77" officeooo:paragraph-rsid="00133c77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normal" officeooo:rsid="00133c77" officeooo:paragraph-rsid="00133c77" style:font-size-asian="11pt" style:font-weight-asian="normal" style:font-size-complex="11pt" style:font-weight-complex="normal"/>
    </style:style>
    <style:style style:name="T1" style:family="text">
      <style:text-properties style:font-name="sans-serif" fo:font-size="12pt"/>
    </style:style>
    <style:style style:name="T2" style:family="text">
      <style:text-properties fo:font-size="12pt"/>
    </style:style>
    <style:style style:name="T3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8:</text:p>
      <text:p text:style-name="P1"/>
      <text:p text:style-name="P1">a) ¿Qué pasa cuando SECS=0 y N_READ=1? ¿Se producen lecturas? ¿Se producen escrituras?¿Por qué?</text:p>
      <text:p text:style-name="P2"/>
      <text:p text:style-name="P2">Sí, se producen tanto lecturas como escrituras porque al haber solo un proceso que lee, este y el de escritura se van alternando sin suponer el semáforo ningún problema.</text:p>
      <text:p text:style-name="P1"/>
      <text:p text:style-name="P1">b) ¿Qué pasa cuando SECS=1 y N_READ=10? ¿Se producen lecturas? ¿Se producen escrituras?¿Por qué?</text:p>
      <text:p text:style-name="P1"/>
      <text:p text:style-name="P2">En este caso se producen tanto lecturas como escrituras. Comienzan los 10 procedimientos de lectura, pero cuando terminan duermen durante un segundo. Debido a ese segundo, el ultimo proceso de lectura termina sin que empiece otro de lectura. Esto supone que se ponga a ‘1’ el semáforo de escritura y este escriba. Una vez este escribe se vuelven a producir todos los procesos de lecturas y así indefinidamente.</text:p>
      <text:p text:style-name="P1"/>
      <text:p text:style-name="P1">c) ¿Qué pasa cuando SECS=0 y N_READ=10? ¿Se producen lecturas? ¿Se producen escrituras?¿Por qué?</text:p>
      <text:p text:style-name="P1"/>
      <text:p text:style-name="P2">En este caso tan solo se producen lecturas y en ningún momento llega a ocurrir una escritura. Esto es debido a que al haber 10 lecturas, estas irán ejecutándose sin parar (no se produce el sleep) y no permiten que el semáforo de escritura esté a 1 para que se pueda escribir.</text:p>
      <text:p text:style-name="P1"/>
      <text:p text:style-name="P1">d) ¿Qué pasa si los procesos escritores/lectores no duermen nada entre escrituras/lecturas (si se elimina totalmente el sleep del bucle)? ¿Se producen lecturas? ¿Se producen escrituras?¿Por qué?</text:p>
      <text:p text:style-name="P1"><text:span text:style-name="T2"/></text:p>
      <text:p text:style-name="P2"><text:span text:style-name="T2">Todo dependerá del numero de procesos. </text:span></text:p>
      <text:p text:style-name="P2"><text:span text:style-name="T2"/></text:p>
      <text:p text:style-name="P2"><text:span text:style-name="T2">Si hay uno de cada se producen tanto lecturas como escrituras porque hay un momento en que el semáforo encargado de la escritura permite que esta ocurra.</text:span></text:p>
      <text:p text:style-name="P2"><text:span text:style-name="T2"/></text:p>
      <text:p text:style-name="P2"><text:span text:style-name="T2">Por otro lado, si hay varios procesos de lectura impiden que se llegue a producir la escritura (o al menos más de una vez), ya que al terminar uno inmediatamante comienzan otros impidiendo que el semáforo de lectura deje ocurrir a este proce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00:41.213247266</meta:creation-date>
    <dc:date>2019-03-22T17:12:26.792221128</dc:date>
    <meta:editing-duration>PT11M45S</meta:editing-duration>
    <meta:editing-cycles>1</meta:editing-cycles>
    <meta:document-statistic meta:table-count="0" meta:image-count="0" meta:object-count="0" meta:page-count="1" meta:paragraph-count="11" meta:word-count="296" meta:character-count="1782" meta:non-whitespace-character-count="1496"/>
    <meta:generator>LibreOffice/6.0.7.3$Linux_X86_64 LibreOffice_project/00m0$Build-3</meta:generator>
  </office:meta>
</office:document-meta>
</file>